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3bf2" officeooo:paragraph-rsid="00050b88"/>
    </style:style>
    <style:style style:name="T1" style:family="text">
      <style:text-properties officeooo:rsid="00050b88"/>
    </style:style>
    <style:style style:name="T2" style:family="text">
      <style:text-properties officeooo:rsid="000647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editora publica livros - <text:s/><text:span text:style-name="T2">Associação</text:span></text:p>
      <text:p text:style-name="P1">Um carrinho de compras é formado por produtos – <text:span text:style-name="T1">Composição</text:span></text:p>
      <text:p text:style-name="P1">Uma revista tem várias edições - <text:span text:style-name="T2">Agregação</text:span></text:p>
      <text:p text:style-name="P1">Um produto pode ser de tipos diferentes como por exemplo: perecíveis e não perecíveis. - <text:span text:style-name="T2">Heranç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3:48:35.021077939</meta:creation-date>
    <dc:date>2018-05-14T00:06:59.141103851</dc:date>
    <meta:editing-duration>PT8M14S</meta:editing-duration>
    <meta:editing-cycles>1</meta:editing-cycles>
    <meta:document-statistic meta:table-count="0" meta:image-count="0" meta:object-count="0" meta:page-count="1" meta:paragraph-count="4" meta:word-count="38" meta:character-count="236" meta:non-whitespace-character-count="200"/>
    <meta:generator>LibreOffice/5.1.6.2$Linux_X86_64 LibreOffice_project/10m0$Build-2</meta:generator>
  </office:meta>
</office:document-meta>
</file>